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  <manifest:file-entry manifest:full-path="META-INF/documentsignatures.xml" manifest:media-type=""/>
  <manifest:file-entry manifest:full-path="META-INF/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26:58</meta:creation-date>
    <meta:document-statistic meta:table-count="0" meta:image-count="0" meta:object-count="0" meta:page-count="1" meta:paragraph-count="1" meta:word-count="1" meta:character-count="8"/>
    <dc:date>2009-06-23T12:27:20</dc:date>
    <meta:editing-duration>PT00H00M22S</meta:editing-duration>
    <meta:editing-cycles>1</meta:editing-cycles>
    <meta:generator>OpenOffice.org/3.0$Linux OpenOffice.org_project/300m15$Build-9379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fa183482-4e12-4f20-8fb4-052be89cd3fe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fU4bMALTvKsQHNsv+ahaBR1Uiuc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qEvTyMsTuh8/D2ViaiYOknCa+1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sm2vGQIrHSKViAI8nzgxQsdYZgk=</DigestValue>
      </Reference>
      <Reference URI="Thumbnails/thumbnail.png">
        <DigestMethod Algorithm="http://www.w3.org/2000/09/xmldsig#sha1"/>
        <DigestValue>S0YTV0tQeuFaEsuTbAo4EiFTVg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fHGBhTE/yssD9spGp77AlM55mH8=</DigestValue>
      </Reference>
      <Reference URI="#9c22d7e3-ce63-482b-89b9-f1001d1a517b">
        <DigestMethod Algorithm="http://www.w3.org/2000/09/xmldsig#sha1"/>
        <DigestValue>PGzVDBQbkd54EVvlw6Ej0ZdFDKw=</DigestValue>
      </Reference>
    </SignedInfo>
    <SignatureValue>M3DPE/MU+qiTHlWmtZIFsDbZBgnJB3WIScbV7kwkFYxe8tkvsM2RqtS69aOsbltUrqiiEg8zhwmS
GobO1hh/zeAR/BQm7L9BEmUE0CT4CLh/UHfm8miO4R9ZoMCJRuhOHxys4/cR1NkArR+culRb07XZ
vrMVNVpZjhigz2XQimU=</SignatureValue>
    <KeyInfo>
      <X509Data>
        <X509SubjectName>C=ES,ST=Castellon de la Plana,L=Castellon,O=Universitat Jaume I,OU=Servicio de Informatica,CN=Test Certificate</X509SubjectName>
        <X509Certificate>MIICsTCCAhqgAwIBAgIESpulwTANBgkqhkiG9w0BAQUFADCBnDEZMBcGA1UEAxMQVGVzdCBDZXJ0
aWZpY2F0ZTEgMB4GA1UECxMXU2VydmljaW8gZGUgSW5mb3JtYXRpY2ExHDAaBgNVBAoTE1VuaXZl
cnNpdGF0IEphdW1lIEkxEjAQBgNVBAcTCUNhc3RlbGxvbjEeMBwGA1UECBMVQ2FzdGVsbG9uIGRl
IGxhIFBsYW5hMQswCQYDVQQGEwJFUzAeFw0wOTA4MzExMDI4MTdaFw0xMjA4MzAxMDI4MTdaMIGc
MRkwFwYDVQQDExBUZXN0IENlcnRpZmljYXRlMSAwHgYDVQQLExdTZXJ2aWNpbyBkZSBJbmZvcm1h
dGljYTEcMBoGA1UEChMTVW5pdmVyc2l0YXQgSmF1bWUgSTESMBAGA1UEBxMJQ2FzdGVsbG9uMR4w
HAYDVQQIExVDYXN0ZWxsb24gZGUgbGEgUGxhbmExCzAJBgNVBAYTAkVTMIGfMA0GCSqGSIb3DQEB
AQUAA4GNADCBiQKBgQCquUhpuwE8DGZivmF5dFvDlTo/AuBwKcSaUdTJVrH9XzBOWLMcd0Yl+tnf
FbW4vHgYztdxdAz41lX6TrpkJ6XOT4xWZeKrFbyNcLS3l5gfjd5VYAKy0UIivm7iqXLALgNhBOb7
3WTv33yoCnIFXPlrvNW1qfaJiZ/9W3xUsH/XtwIDAQABMA0GCSqGSIb3DQEBBQUAA4GBAIpb9VOe
K+AGSbBvtBFPznK4pwUpVscCTW/lvytbdg6momhi4hrqjOcAEMu4RrwtHvPjYB4a/Vs6ZPFtkdM5
vvLYp4Z8EmJu9+OVG6m41dW8f7P6tACWok7VwYtMao+2aVDzcXEwS6+h1U3/k+5C6auwaknbr+Qs
qKSlj8jRQGWS</X509Certificate>
      </X509Data>
    </KeyInfo>
    <Object>
      <SignatureProperties>
        <SignatureProperty Id="9c22d7e3-ce63-482b-89b9-f1001d1a517b" Target="#fa183482-4e12-4f20-8fb4-052be89cd3fe">
          <dc:date xmlns:dc="http://purl.org/dc/elements/1.1/">2009-09-28T10:53:44,705</dc:date>
        </SignatureProperty>
      </SignatureProperties>
    </Object>
  </Signature>
</document-signatures>
</file>